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0B43F6.png" manifest:media-type="image/png"/>
  <manifest:file-entry manifest:full-path="Pictures/TablePreview1.svm" manifest:media-type=""/>
  <manifest:file-entry manifest:full-path="Pictures/100000000000032000000258EC8EC29B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1.278cm"/>
    </style:style>
    <style:style style:name="gr8" style:family="graphic">
      <style:graphic-properties style:protect="siz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958cm" fo:min-width="24.545cm" draw:shadow="hidden" draw:shadow-offset-x="0.203cm" draw:shadow-offset-y="0.203cm" draw:shadow-color="#c0c0c0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pr1" style:family="presentation" style:parent-style-name="lyt-bluetitledown-notes">
      <style:graphic-properties draw:fill-color="#ffffff" draw:auto-grow-height="true" fo:min-height="12.572cm"/>
    </style:style>
    <style:style style:name="pr2" style:family="presentation" style:parent-style-name="lyt-bluetitledown-title">
      <style:graphic-properties draw:auto-grow-height="true" fo:min-height="3.506cm"/>
    </style:style>
    <style:style style:name="pr3" style:family="presentation" style:parent-style-name="lyt-bluetitledown-title">
      <style:graphic-properties draw:auto-grow-height="true" fo:min-height="3.506cm" draw:shadow="hidden"/>
    </style:style>
    <style:style style:name="pr4" style:family="presentation" style:parent-style-name="lyt-bluetitledown-outline1">
      <style:graphic-properties draw:auto-grow-height="true" fo:min-height="12.18cm"/>
    </style:style>
    <style:style style:name="pr5" style:family="presentation" style:parent-style-name="lyt-bluetitledown-title">
      <style:graphic-properties fo:min-height="3.506cm"/>
    </style:style>
    <style:style style:name="pr6" style:family="presentation" style:parent-style-name="lyt-bluetitledown-notes">
      <style:graphic-properties draw:fill-color="#ffffff" fo:min-height="12.572cm"/>
    </style:style>
    <style:style style:name="co1" style:family="table-column">
      <style:table-column-properties style:column-width="5.164cm" style:use-optimal-column-width="false"/>
    </style:style>
    <style:style style:name="co2" style:family="table-column">
      <style:table-column-properties style:column-width="5.165cm" style:use-optimal-column-width="false"/>
    </style:style>
    <style:style style:name="ro1" style:family="table-row">
      <style:table-row-properties style:row-height="1.992cm"/>
    </style:style>
    <style:style style:name="ro2" style:family="table-row">
      <style:table-row-properties style:row-height="1.0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3cm" text:min-label-width="0.9cm"/>
        <style:text-properties fo:color="#ff0000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ff000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000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000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000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000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000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0000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titledown" presentation:presentation-page-layout-name="AL1T0">
        <office:forms form:automatic-focus="false" form:apply-design-mode="false"/>
        <draw:custom-shape draw:style-name="gr1" draw:text-style-name="P1" xml:id="id3" draw:id="id3" draw:layer="layout" svg:width="5.842cm" svg:height="3.81cm" svg:x="11.838cm" svg:y="9.214cm">
          <text:p text:style-name="P1">R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605cm" svg:y1="2.286cm" svg:x2="14.605cm" svg:y2="3.802cm" draw:start-shape="id1" draw:start-glue-point="8" draw:end-shape="id2" draw:end-glue-point="4" svg:d="m14605 2286v1516" svg:viewBox="0 0 1 1517">
          <text:p/>
        </draw:connector>
        <draw:custom-shape draw:style-name="gr1" draw:text-style-name="P1" xml:id="id1" draw:id="id1" draw:layer="layout" svg:width="18.542cm" svg:height="1.524cm" svg:x="5.334cm" svg:y="0.762cm">
          <text:p text:style-name="P1">Requ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682cm" svg:height="0.962cm" svg:x="14.844cm" svg:y="3.548cm">
          <draw:text-box>
            <text:p text:style-name="P1">Context</text:p>
          </draw:text-box>
        </draw:frame>
        <draw:custom-shape draw:style-name="gr1" draw:text-style-name="P1" xml:id="id4" draw:id="id4" draw:layer="layout" svg:width="12.954cm" svg:height="4.318cm" svg:x="2.286cm" svg:y="14.63cm">
          <text:p text:style-name="P1">使用标签的模板,可以直接定位的模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838cm" svg:y1="11.119cm" svg:x2="8.763cm" svg:y2="14.63cm" draw:start-shape="id3" draw:start-glue-point="6" draw:end-shape="id4" draw:end-glue-point="4" svg:d="m11838 11119h-3075v3511" svg:viewBox="0 0 3076 3512">
          <text:p/>
        </draw:connector>
        <draw:custom-shape draw:style-name="gr1" draw:text-style-name="P1" xml:id="id5" draw:id="id5" draw:layer="layout" svg:width="7.112cm" svg:height="5.842cm" svg:x="19.812cm" svg:y="14.224cm">
          <text:p text:style-name="P1">支持批量出版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825cm" svg:y1="12.466cm" svg:x2="19.812cm" svg:y2="17.145cm" draw:start-shape="id3" draw:start-glue-point="9" draw:end-shape="id5" draw:end-glue-point="6" svg:d="m16825 12466v4679h2987" svg:viewBox="0 0 2988 4680">
          <text:p/>
        </draw:connector>
        <draw:frame draw:style-name="gr4" draw:layer="layout" svg:width="8.122cm" svg:height="1.106cm" svg:x="4.572cm" svg:y="11.836cm">
          <draw:text-box>
            <text:p text:style-name="P1">可以用标签完成的页面出版</text:p>
          </draw:text-box>
        </draw:frame>
        <draw:frame draw:style-name="gr4" draw:layer="layout" svg:width="2.407cm" svg:height="1.106cm" svg:x="21.215cm" svg:y="8.12cm">
          <draw:text-box>
            <text:p>详情页</text:p>
          </draw:text-box>
        </draw:frame>
        <draw:custom-shape draw:style-name="gr1" draw:text-style-name="P1" xml:id="id2" draw:id="id2" draw:layer="layout" svg:width="5.334cm" svg:height="3.81cm" svg:x="11.938cm" svg:y="3.802cm">
          <text:p text:style-name="P1">出版或获取模板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605cm" svg:y1="7.612cm" svg:x2="14.759cm" svg:y2="9.214cm" draw:start-shape="id2" draw:start-glue-point="6" draw:end-shape="id3" draw:end-glue-point="4" svg:d="m14605 7612v802h154v800" svg:viewBox="0 0 155 1603">
          <text:p/>
        </draw:connector>
        <draw:custom-shape draw:style-name="gr5" draw:text-style-name="P1" xml:id="id6" draw:id="id6" draw:layer="layout" svg:width="4.826cm" svg:height="3.556cm" svg:x="20.066cm" svg:y="5.58cm">
          <text:p text:style-name="P1">模板查询模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7.272cm" svg:y1="5.707cm" svg:x2="20.066cm" svg:y2="7.358cm" draw:start-shape="id2" draw:start-glue-point="7" draw:end-shape="id6" svg:d="m17272 5707h1398v1651h1396" svg:viewBox="0 0 2795 1652">
          <text:p/>
        </draw:connector>
        <draw:frame draw:style-name="gr7" draw:layer="layout" svg:width="3.042cm" svg:height="1.106cm" svg:x="16.51cm" svg:y="6.342cm">
          <draw:text-box>
            <text:p>获取模板</text:p>
          </draw:text-box>
        </draw:frame>
        <draw:connector draw:style-name="gr6" draw:text-style-name="P1" draw:layer="layout" svg:x1="22.479cm" svg:y1="9.136cm" svg:x2="17.68cm" svg:y2="11.119cm" draw:start-shape="id6" draw:start-glue-point="2" draw:end-shape="id3" svg:d="m22479 9136v1983h-4799" svg:viewBox="0 0 4800 1984">
          <text:p/>
        </draw:connector>
        <draw:frame draw:style-name="gr4" draw:layer="layout" svg:width="3.042cm" svg:height="1.106cm" svg:x="18.542cm" svg:y="10.406cm">
          <draw:text-box>
            <text:p>获取模板</text:p>
          </draw:text-box>
        </draw:frame>
        <draw:frame draw:style-name="gr4" draw:layer="layout" svg:width="2.407cm" svg:height="1.106cm" svg:x="17.78cm" svg:y="13.454cm">
          <draw:text-box>
            <text:p>详情页</text:p>
          </draw:text-box>
        </draw:frame>
        <draw:frame draw:style-name="gr4" draw:layer="layout" svg:width="3.042cm" svg:height="1.106cm" svg:x="13.154cm" svg:y="7.82cm">
          <draw:text-box>
            <text:p>出版请求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2T1">
        <office:forms form:automatic-focus="false" form:apply-design-mode="false"/>
        <draw:frame presentation:style-name="pr2" draw:layer="layout" svg:width="25.199cm" svg:height="3.506cm" svg:x="1.4cm" svg:y="17.294cm" presentation:class="title">
          <draw:text-box>
            <text:p>如何确定一个模板</text:p>
          </draw:text-box>
        </draw:frame>
        <draw:frame draw:style-name="gr9" draw:layer="layout" svg:width="25.045cm" svg:height="14.648cm" svg:x="0.355cm" svg:y="1.447cm">
          <draw:text-box>
            <text:list text:style-name="L3">
              <text:list-item>
                <text:p><text:span text:style-name="T1">页面的分类</text:span></text:p>
              </text:list-item>
            </text:list>
            <text:list text:style-name="L4">
              <text:list-item>
                <text:list>
                  <text:list-item>
                    <text:p><text:span text:style-name="T1">全站首页</text:span></text:p>
                  </text:list-item>
                  <text:list-item>
                    <text:p><text:span text:style-name="T1">频道首页</text:span></text:p>
                  </text:list-item>
                  <text:list-item>
                    <text:p><text:span text:style-name="T1">频道列表页</text:span></text:p>
                  </text:list-item>
                  <text:list-item>
                    <text:p><text:span text:style-name="T1">活动</text:span><text:span text:style-name="T1">/</text:span><text:span text:style-name="T1">主题首页</text:span></text:p>
                  </text:list-item>
                  <text:list-item>
                    <text:p><text:span text:style-name="T1">活动</text:span><text:span text:style-name="T1">/</text:span><text:span text:style-name="T1">主题列表页</text:span></text:p>
                  </text:list-item>
                  <text:list-item>
                    <text:p><text:span text:style-name="T1">详情页</text:span><text:span text:style-name="T1">(</text:span><text:span text:style-name="T1">详情页只会归属于在频道下）</text:span>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8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2T1">
        <office:forms form:automatic-focus="false" form:apply-design-mode="false"/>
        <draw:custom-shape draw:style-name="gr1" draw:text-style-name="P1" draw:layer="layout" svg:width="4.064cm" svg:height="3.048cm" svg:x="12.446cm" svg:y="12.7cm">
          <text:p text:style-name="P1">页面的分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0.668cm" svg:height="13.716cm" svg:x="1.524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68cm" svg:height="2.794cm" svg:x="1.524cm" svg:y="2.032cm">
          <text:p text:style-name="P1">页头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68cm" svg:height="1.778cm" svg:x="1.524cm" svg:y="13.97cm">
          <text:p text:style-name="P1">页尾</text:p>
          <draw:enhanced-geometry svg:viewBox="0 0 21600 21600" draw:type="rectangle" draw:enhanced-path="M 0 0 L 21600 0 21600 21600 0 21600 0 0 Z N"/>
        </draw:custom-shape>
        <draw:frame draw:style-name="standard" draw:layer="layout" svg:width="15.492cm" svg:height="3.051cm" svg:x="12.287cm" svg:y="2.3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页头的绑定ID</text:p>
              </table:table-cell>
              <table:table-cell>
                <text:p>页尾的绑定ID</text:p>
              </table:table-cell>
              <table:table-cell>
                <text:p>模板名称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65cm" svg:height="10.476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2T1">
        <office:forms form:automatic-focus="false" form:apply-design-mode="false"/>
        <draw:frame presentation:style-name="pr3" draw:layer="layout" svg:width="25.199cm" svg:height="3.506cm" svg:x="1.4cm" svg:y="17.294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2.2cm" presentation:class="outline">
          <draw:text-box>
            <text:list text:style-name="L6">
              <text:list-item>
                <text:p>页面分类表</text:p>
              </text:list-item>
              <text:list-item>
                <text:p>模板表</text:p>
              </text:list-item>
            </text:list>
            <text:list text:style-name="L7">
              <text:list-item>
                <text:list>
                  <text:list-item>
                    <text:p>Id,channelId,pageType,detailPageId,headId,footerId,tplPa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5.265cm" svg:height="10.476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2T1">
        <office:forms form:automatic-focus="false" form:apply-design-mode="false"/>
        <draw:frame presentation:style-name="pr5" draw:layer="layout" svg:width="25.199cm" svg:height="3.506cm" svg:x="1.4cm" svg:y="17.294cm" presentation:class="title" presentation:placeholder="true">
          <draw:text-box/>
        </draw:frame>
        <draw:custom-shape draw:style-name="gr11" draw:text-style-name="P1" draw:layer="layout" svg:width="4.064cm" svg:height="11.43cm" svg:x="4.572cm" svg:y="2.54cm">
          <text:p text:style-name="P1">ChannelId</text:p>
          <text:p text:style-name="P1">PageType</text:p>
          <text:p text:style-name="P1">IsDetailPage</text:p>
          <text:p text:style-name="P1">决定一个页</text:p>
          <text:p text:style-name="P1">面的模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ey.li </meta:initial-creator>
    <meta:creation-date>2012-12-28T23:46:11</meta:creation-date>
    <dc:date>2012-12-30T01:17:44</dc:date>
    <dc:creator>toney.li </dc:creator>
    <meta:editing-duration>P1DT1H23M28S</meta:editing-duration>
    <meta:editing-cycles>18</meta:editing-cycles>
    <meta:generator>LibreOffice/3.5$Linux_X86_64 LibreOffice_project/350m1$Build-2</meta:generator>
    <meta:document-statistic meta:object-count="72"/>
  </office:meta>
</office:document-meta>
</file>